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909161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officeooo:rsid="007e7825"/>
    </style:style>
    <style:style style:name="P16" style:family="paragraph" style:parent-style-name="Standard">
      <style:text-properties officeooo:rsid="007e7825" officeooo:paragraph-rsid="007ef312"/>
    </style:style>
    <style:style style:name="P17" style:family="paragraph" style:parent-style-name="Standard">
      <style:text-properties officeooo:rsid="007ef312" officeooo:paragraph-rsid="007ef312"/>
    </style:style>
    <style:style style:name="P18" style:family="paragraph" style:parent-style-name="Text_20_body">
      <style:text-properties style:font-name="Liberation Sans" officeooo:rsid="002a6031" officeooo:paragraph-rsid="002a6031"/>
    </style:style>
    <style:style style:name="P19" style:family="paragraph" style:parent-style-name="Text_20_body">
      <style:text-properties style:font-name="Liberation Sans" officeooo:rsid="002a6031" officeooo:paragraph-rsid="00855209"/>
    </style:style>
    <style:style style:name="P20" style:family="paragraph" style:parent-style-name="Text_20_body">
      <style:text-properties style:font-name="Liberation Sans" officeooo:rsid="00578330" officeooo:paragraph-rsid="005287a7"/>
    </style:style>
    <style:style style:name="P21" style:family="paragraph" style:parent-style-name="Text_20_body">
      <style:text-properties style:font-name="Liberation Sans" officeooo:rsid="006c5830" officeooo:paragraph-rsid="006c5830"/>
    </style:style>
    <style:style style:name="P22" style:family="paragraph" style:parent-style-name="Ubuntu_20_Command">
      <style:text-properties style:font-name="Ubuntu1" fo:font-size="10pt" style:font-size-asian="10pt" style:font-size-complex="10pt"/>
    </style:style>
    <style:style style:name="P23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27" style:family="paragraph" style:parent-style-name="Standard" style:list-style-name="L1">
      <style:text-properties style:font-name="Liberation Sans" officeooo:rsid="00048795" officeooo:paragraph-rsid="00048795"/>
    </style:style>
    <style:style style:name="P28" style:family="paragraph" style:parent-style-name="Standard" style:list-style-name="L1">
      <style:text-properties style:font-name="Liberation Sans" officeooo:rsid="0011b417" officeooo:paragraph-rsid="0011b417"/>
    </style:style>
    <style:style style:name="P29" style:family="paragraph" style:parent-style-name="Standard" style:list-style-name="L1">
      <style:text-properties style:font-name="Liberation Sans" officeooo:rsid="00140272" officeooo:paragraph-rsid="00140272"/>
    </style:style>
    <style:style style:name="P30" style:family="paragraph" style:parent-style-name="Standard" style:list-style-name="L1">
      <style:text-properties style:font-name="Liberation Sans" officeooo:paragraph-rsid="00048795"/>
    </style:style>
    <style:style style:name="P31" style:family="paragraph" style:parent-style-name="Standard" style:list-style-name="L1">
      <style:text-properties style:font-name="Liberation Sans" officeooo:paragraph-rsid="000b87b1"/>
    </style:style>
    <style:style style:name="P32" style:family="paragraph" style:parent-style-name="Standard" style:list-style-name="L2">
      <style:text-properties style:font-name="Liberation Sans" officeooo:rsid="0066d092" officeooo:paragraph-rsid="0066d092"/>
    </style:style>
    <style:style style:name="P33" style:family="paragraph" style:parent-style-name="Standard" style:list-style-name="L2">
      <style:text-properties style:font-name="Liberation Sans" officeooo:paragraph-rsid="00686ec5"/>
    </style:style>
    <style:style style:name="P34" style:family="paragraph" style:parent-style-name="Standard" style:list-style-name="L2">
      <style:text-properties style:font-name="Liberation Sans" officeooo:paragraph-rsid="0069be6d"/>
    </style:style>
    <style:style style:name="P35" style:family="paragraph" style:parent-style-name="Standard" style:list-style-name="L2">
      <style:text-properties style:font-name="Liberation Sans" officeooo:rsid="0072dd37" officeooo:paragraph-rsid="0072dd37"/>
    </style:style>
    <style:style style:name="P36" style:family="paragraph" style:parent-style-name="Standard" style:list-style-name="L4">
      <style:text-properties style:font-name="Liberation Sans" officeooo:paragraph-rsid="004608d4"/>
    </style:style>
    <style:style style:name="P37" style:family="paragraph" style:parent-style-name="Standard" style:list-style-name="L6">
      <style:text-properties style:font-name="Liberation Sans" officeooo:rsid="00152a10" officeooo:paragraph-rsid="00152a10"/>
    </style:style>
    <style:style style:name="P38" style:family="paragraph" style:parent-style-name="Standard" style:list-style-name="L6">
      <style:text-properties style:font-name="Liberation Sans" officeooo:rsid="00152a10" officeooo:paragraph-rsid="0098f0f9"/>
    </style:style>
    <style:style style:name="P39" style:family="paragraph" style:parent-style-name="Standard" style:list-style-name="L6">
      <style:text-properties style:font-name="Liberation Sans" officeooo:rsid="00152a10" officeooo:paragraph-rsid="009a245d"/>
    </style:style>
    <style:style style:name="P40" style:family="paragraph" style:parent-style-name="Standard" style:list-style-name="L6">
      <style:text-properties style:font-name="Liberation Sans" officeooo:rsid="00152a10" officeooo:paragraph-rsid="009ddfdd"/>
    </style:style>
    <style:style style:name="P41" style:family="paragraph" style:parent-style-name="Standard" style:list-style-name="L6">
      <style:text-properties style:font-name="Liberation Sans" officeooo:rsid="004ec6c4" officeooo:paragraph-rsid="009696c8"/>
    </style:style>
    <style:style style:name="P42" style:family="paragraph" style:parent-style-name="Standard" style:list-style-name="L6">
      <style:text-properties style:font-name="Liberation Sans" officeooo:rsid="008b5196" officeooo:paragraph-rsid="008b5196"/>
    </style:style>
    <style:style style:name="P43" style:family="paragraph" style:parent-style-name="Standard" style:list-style-name="L6">
      <style:text-properties style:font-name="Liberation Sans" officeooo:rsid="008b5196" officeooo:paragraph-rsid="009696c8"/>
    </style:style>
    <style:style style:name="P44" style:family="paragraph" style:parent-style-name="Standard" style:list-style-name="L6">
      <style:text-properties style:font-name="Liberation Sans" officeooo:rsid="008bf931" officeooo:paragraph-rsid="008bf931"/>
    </style:style>
    <style:style style:name="P45" style:family="paragraph" style:parent-style-name="Standard" style:list-style-name="L6">
      <style:text-properties style:font-name="Liberation Sans" officeooo:rsid="008bf931" officeooo:paragraph-rsid="009696c8"/>
    </style:style>
    <style:style style:name="P46" style:family="paragraph" style:parent-style-name="Standard" style:list-style-name="L6">
      <style:text-properties style:font-name="Liberation Sans" officeooo:rsid="008c3a34" officeooo:paragraph-rsid="009696c8"/>
    </style:style>
    <style:style style:name="P47" style:family="paragraph" style:parent-style-name="Standard" style:list-style-name="L6">
      <style:text-properties style:font-name="Liberation Sans" officeooo:rsid="00822f6d" officeooo:paragraph-rsid="00822f6d"/>
    </style:style>
    <style:style style:name="P48" style:family="paragraph" style:parent-style-name="Standard" style:list-style-name="L6">
      <style:text-properties style:font-name="Liberation Sans" officeooo:rsid="00822f6d" officeooo:paragraph-rsid="0092ce0d"/>
    </style:style>
    <style:style style:name="P49" style:family="paragraph" style:parent-style-name="Standard" style:list-style-name="L6">
      <style:text-properties style:font-name="Liberation Sans" officeooo:rsid="00822f6d" officeooo:paragraph-rsid="00972359"/>
    </style:style>
    <style:style style:name="P50" style:family="paragraph" style:parent-style-name="Standard" style:list-style-name="L6">
      <style:text-properties style:font-name="Liberation Sans" officeooo:rsid="00822f6d" officeooo:paragraph-rsid="00978493"/>
    </style:style>
    <style:style style:name="P51" style:family="paragraph" style:parent-style-name="Standard" style:list-style-name="L6">
      <style:text-properties style:font-name="Liberation Sans" officeooo:rsid="00822f6d" officeooo:paragraph-rsid="009f9213"/>
    </style:style>
    <style:style style:name="P52" style:family="paragraph" style:parent-style-name="Standard" style:list-style-name="L6">
      <style:text-properties style:font-name="Liberation Sans" officeooo:rsid="00822f6d" officeooo:paragraph-rsid="00a0bb05"/>
    </style:style>
    <style:style style:name="P53" style:family="paragraph" style:parent-style-name="Standard" style:list-style-name="L6">
      <style:text-properties style:font-name="Liberation Sans" officeooo:rsid="0015358c" officeooo:paragraph-rsid="0015358c"/>
    </style:style>
    <style:style style:name="P54" style:family="paragraph" style:parent-style-name="Standard" style:list-style-name="L6">
      <style:text-properties style:font-name="Liberation Sans" officeooo:paragraph-rsid="00196792"/>
    </style:style>
    <style:style style:name="P55" style:family="paragraph" style:parent-style-name="Standard" style:list-style-name="L6">
      <style:text-properties style:font-name="Liberation Sans" officeooo:paragraph-rsid="0015f8f4"/>
    </style:style>
    <style:style style:name="P56" style:family="paragraph" style:parent-style-name="Standard" style:list-style-name="L6">
      <style:text-properties style:font-name="Liberation Sans" officeooo:paragraph-rsid="00187fe9"/>
    </style:style>
    <style:style style:name="P57" style:family="paragraph" style:parent-style-name="Standard" style:list-style-name="L6">
      <style:text-properties style:font-name="Liberation Sans" officeooo:paragraph-rsid="005d475d"/>
    </style:style>
    <style:style style:name="P58" style:family="paragraph" style:parent-style-name="Standard" style:list-style-name="L6">
      <style:text-properties style:font-name="Liberation Sans" officeooo:paragraph-rsid="00168e8a"/>
    </style:style>
    <style:style style:name="P59" style:family="paragraph" style:parent-style-name="Standard" style:list-style-name="L6">
      <style:text-properties style:font-name="Liberation Sans" officeooo:rsid="0015f8f4" officeooo:paragraph-rsid="0015f8f4"/>
    </style:style>
    <style:style style:name="P60" style:family="paragraph" style:parent-style-name="Standard" style:list-style-name="L6">
      <style:text-properties style:font-name="Liberation Sans" officeooo:rsid="00168e8a" officeooo:paragraph-rsid="00168e8a"/>
    </style:style>
    <style:style style:name="P61" style:family="paragraph" style:parent-style-name="Standard" style:list-style-name="L6">
      <style:text-properties style:font-name="Liberation Sans" officeooo:rsid="00832d50" officeooo:paragraph-rsid="00832d50"/>
    </style:style>
    <style:style style:name="P62" style:family="paragraph" style:parent-style-name="Standard" style:list-style-name="L6">
      <style:text-properties style:font-name="Liberation Sans" officeooo:rsid="0018f4d9" officeooo:paragraph-rsid="0018f4d9"/>
    </style:style>
    <style:style style:name="P63" style:family="paragraph" style:parent-style-name="Standard" style:list-style-name="L6">
      <style:text-properties style:font-name="Liberation Sans" officeooo:rsid="0018f4d9" officeooo:paragraph-rsid="009dc657"/>
    </style:style>
    <style:style style:name="P64" style:family="paragraph" style:parent-style-name="Standard" style:list-style-name="L6">
      <style:text-properties style:font-name="Liberation Sans" officeooo:rsid="004d56e5" officeooo:paragraph-rsid="004d56e5"/>
    </style:style>
    <style:style style:name="P65" style:family="paragraph" style:parent-style-name="Standard">
      <style:text-properties style:font-name="Liberation Sans" officeooo:rsid="0091686d" officeooo:paragraph-rsid="0091686d"/>
    </style:style>
    <style:style style:name="P66" style:family="paragraph" style:parent-style-name="Standard" style:list-style-name="L5">
      <style:text-properties officeooo:paragraph-rsid="007e7825"/>
    </style:style>
    <style:style style:name="P67" style:family="paragraph" style:parent-style-name="Standard" style:list-style-name="L5">
      <style:text-properties officeooo:rsid="007ef312" officeooo:paragraph-rsid="007ef312"/>
    </style:style>
    <style:style style:name="P68" style:family="paragraph" style:parent-style-name="Standard" style:list-style-name="L5">
      <style:text-properties officeooo:rsid="007f84d4" officeooo:paragraph-rsid="007f84d4"/>
    </style:style>
    <style:style style:name="P69" style:family="paragraph" style:parent-style-name="Standard" style:list-style-name="L5">
      <style:text-properties officeooo:rsid="007f84d4" officeooo:paragraph-rsid="0080bc60"/>
    </style:style>
    <style:style style:name="P70" style:family="paragraph" style:parent-style-name="Standard" style:list-style-name="L5">
      <style:text-properties officeooo:rsid="0080bc60" officeooo:paragraph-rsid="0080bc60"/>
    </style:style>
    <style:style style:name="P71" style:family="paragraph" style:parent-style-name="Standard" style:list-style-name="L5">
      <style:text-properties officeooo:rsid="008afa6b" officeooo:paragraph-rsid="008afa6b"/>
    </style:style>
    <style:style style:name="P72" style:family="paragraph" style:parent-style-name="Standard" style:list-style-name="L5">
      <style:text-properties officeooo:rsid="00875f10" officeooo:paragraph-rsid="00875f10"/>
    </style:style>
    <style:style style:name="P73" style:family="paragraph" style:parent-style-name="Standard" style:list-style-name="L7">
      <style:text-properties officeooo:paragraph-rsid="008e3978"/>
    </style:style>
    <style:style style:name="P74" style:family="paragraph" style:parent-style-name="Standard" style:list-style-name="L7">
      <style:text-properties officeooo:rsid="008938ed" officeooo:paragraph-rsid="008938ed"/>
    </style:style>
    <style:style style:name="P75" style:family="paragraph" style:parent-style-name="Standard" style:list-style-name="L7">
      <style:text-properties officeooo:rsid="008a6799" officeooo:paragraph-rsid="008a6799"/>
    </style:style>
    <style:style style:name="P76" style:family="paragraph" style:parent-style-name="Standard">
      <style:text-properties officeooo:rsid="008a6799" officeooo:paragraph-rsid="008a6799"/>
    </style:style>
    <style:style style:name="P77" style:family="paragraph" style:parent-style-name="Standard">
      <style:text-properties officeooo:rsid="008a6799" officeooo:paragraph-rsid="009391de"/>
    </style:style>
    <style:style style:name="P78" style:family="paragraph" style:parent-style-name="Text_20_body" style:list-style-name="L3">
      <style:text-properties style:font-name="Liberation Sans" officeooo:rsid="00855209" officeooo:paragraph-rsid="00855209"/>
    </style:style>
    <style:style style:name="P79" style:family="paragraph" style:parent-style-name="Text_20_body" style:list-style-name="L3">
      <style:text-properties style:font-name="Liberation Sans" officeooo:rsid="0085be2c" officeooo:paragraph-rsid="0085be2c"/>
    </style:style>
    <style:style style:name="P80" style:family="paragraph" style:parent-style-name="Text_20_body" style:list-style-name="L3">
      <style:text-properties style:font-name="Liberation Sans" officeooo:rsid="002d9006" officeooo:paragraph-rsid="002d9006"/>
    </style:style>
    <style:style style:name="P81" style:family="paragraph" style:parent-style-name="Text_20_body" style:list-style-name="L3">
      <style:text-properties style:font-name="Liberation Sans" officeooo:paragraph-rsid="002d9006"/>
    </style:style>
    <style:style style:name="P82" style:family="paragraph" style:parent-style-name="Text_20_body" style:list-style-name="L3">
      <style:text-properties style:font-name="Liberation Sans" officeooo:paragraph-rsid="002f10d9"/>
    </style:style>
    <style:style style:name="P83" style:family="paragraph" style:parent-style-name="Text_20_body" style:list-style-name="L3">
      <style:text-properties style:font-name="Liberation Sans" officeooo:paragraph-rsid="00650a4c"/>
    </style:style>
    <style:style style:name="P84" style:family="paragraph" style:parent-style-name="Text_20_body" style:list-style-name="L3">
      <style:text-properties style:font-name="Liberation Sans" officeooo:rsid="006d212c" officeooo:paragraph-rsid="006d212c"/>
    </style:style>
    <style:style style:name="P85" style:family="paragraph" style:parent-style-name="Text_20_body" style:list-style-name="L3">
      <style:text-properties style:font-name="Liberation Sans" officeooo:rsid="007cd70d" officeooo:paragraph-rsid="007cd70d"/>
    </style:style>
    <style:style style:name="P86" style:family="paragraph" style:parent-style-name="Text_20_body" style:list-style-name="L3">
      <style:text-properties style:font-name="Liberation Sans" officeooo:rsid="00786523" officeooo:paragraph-rsid="00786523"/>
    </style:style>
    <style:style style:name="P87" style:family="paragraph" style:parent-style-name="Text_20_body" style:list-style-name="L3">
      <style:text-properties style:font-name="Liberation Sans" officeooo:rsid="007a1b8d" officeooo:paragraph-rsid="007a1b8d"/>
    </style:style>
    <style:style style:name="P88" style:family="paragraph" style:parent-style-name="Text_20_body" style:list-style-name="L4">
      <style:text-properties style:font-name="Liberation Sans" officeooo:paragraph-rsid="00503325"/>
    </style:style>
    <style:style style:name="P89" style:family="paragraph" style:parent-style-name="Text_20_body" style:list-style-name="L4">
      <style:text-properties style:font-name="Liberation Sans" officeooo:paragraph-rsid="0050e16e"/>
    </style:style>
    <style:style style:name="P90" style:family="paragraph" style:parent-style-name="Text_20_body" style:list-style-name="L4">
      <style:text-properties style:font-name="Liberation Sans" officeooo:paragraph-rsid="005287a7"/>
    </style:style>
    <style:style style:name="P91" style:family="paragraph" style:parent-style-name="Text_20_body">
      <style:text-properties officeooo:paragraph-rsid="00941fa6"/>
    </style:style>
    <style:style style:name="P92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93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94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95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96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97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98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99" style:family="paragraph" style:parent-style-name="Heading_20_2">
      <style:text-properties style:font-name="Liberation Sans" officeooo:rsid="000ac111"/>
    </style:style>
    <style:style style:name="P100" style:family="paragraph" style:parent-style-name="Heading_20_2">
      <style:text-properties style:font-name="Liberation Sans" officeooo:rsid="001d87d3" officeooo:paragraph-rsid="001d87d3"/>
    </style:style>
    <style:style style:name="P101" style:family="paragraph" style:parent-style-name="Heading_20_2">
      <style:text-properties officeooo:rsid="00870653" officeooo:paragraph-rsid="00870653"/>
    </style:style>
    <style:style style:name="P102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2ce0d"/>
    </style:style>
    <style:style style:name="T63" style:family="text">
      <style:text-properties officeooo:rsid="009391de"/>
    </style:style>
    <style:style style:name="T64" style:family="text">
      <style:text-properties officeooo:rsid="00870653"/>
    </style:style>
    <style:style style:name="T65" style:family="text">
      <style:text-properties officeooo:rsid="00941fa6"/>
    </style:style>
    <style:style style:name="T66" style:family="text">
      <style:text-properties officeooo:rsid="009570d8"/>
    </style:style>
    <style:style style:name="T67" style:family="text">
      <style:text-properties officeooo:rsid="00972359"/>
    </style:style>
    <style:style style:name="T68" style:family="text">
      <style:text-properties officeooo:rsid="00978493"/>
    </style:style>
    <style:style style:name="T69" style:family="text">
      <style:text-properties officeooo:rsid="0098f0f9"/>
    </style:style>
    <style:style style:name="T70" style:family="text">
      <style:text-properties officeooo:rsid="009a245d"/>
    </style:style>
    <style:style style:name="T71" style:family="text">
      <style:text-properties officeooo:rsid="009b5e95"/>
    </style:style>
    <style:style style:name="T72" style:family="text">
      <style:text-properties officeooo:rsid="009c61b5"/>
    </style:style>
    <style:style style:name="T73" style:family="text">
      <style:text-properties officeooo:rsid="009dc657"/>
    </style:style>
    <style:style style:name="T74" style:family="text">
      <style:text-properties officeooo:rsid="009ddfdd"/>
    </style:style>
    <style:style style:name="T75" style:family="text">
      <style:text-properties officeooo:rsid="009e6e3e"/>
    </style:style>
    <style:style style:name="T76" style:family="text">
      <style:text-properties officeooo:rsid="009f9213"/>
    </style:style>
    <style:style style:name="T77" style:family="text">
      <style:text-properties officeooo:rsid="00a0bb0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2" text:outline-level="1">NGS Analysis Pipeline Framework Specifications</text:h>
      <text:p text:style-name="P1"/>
      <text:list xml:id="list2096284670" text:style-name="L1">
        <text:list-item>
          <text:p text:style-name="P24">Transparency – Able to see and edit what goes on in the data processing pipeline</text:p>
        </text:list-item>
        <text:list-item>
          <text:p text:style-name="P25">Easily modifiable for user's needs</text:p>
        </text:list-item>
        <text:list-item>
          <text:p text:style-name="P26">Run modes</text:p>
          <text:list>
            <text:list-item>
              <text:p text:style-name="P26">Single node – define max number of threads/processes to use</text:p>
            </text:list-item>
            <text:list-item>
              <text:p text:style-name="P27">Cluster – SGE</text:p>
            </text:list-item>
            <text:list-item>
              <text:p text:style-name="P27">Define max memory</text:p>
            </text:list-item>
            <text:list-item>
              <text:p text:style-name="P28">Simulation runs?</text:p>
            </text:list-item>
            <text:list-item>
              <text:p text:style-name="P29">Output run status</text:p>
            </text:list-item>
          </text:list>
        </text:list-item>
        <text:list-item>
          <text:p text:style-name="P30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27">Record benchmarking data for each step</text:p>
          <text:list>
            <text:list-item>
              <text:p text:style-name="P27">reads, sequences</text:p>
            </text:list-item>
            <text:list-item>
              <text:p text:style-name="P27">time</text:p>
            </text:list-item>
            <text:list-item>
              <text:p text:style-name="P27">file sizes</text:p>
            </text:list-item>
            <text:list-item>
              <text:p text:style-name="P27">memory use</text:p>
            </text:list-item>
          </text:list>
        </text:list-item>
        <text:list-item>
          <text:p text:style-name="P31"><text:span text:style-name="T2">Generate QC </text:span><text:span text:style-name="T3">and results reports</text:span></text:p>
        </text:list-item>
      </text:list>
      <text:p text:style-name="P3"/>
      <text:p text:style-name="P11">CURRENTLY:</text:p>
      <text:p text:style-name="P11">unit testing the seqstats object</text:p>
      <text:p text:style-name="P11">test the seqstats command line tool</text:p>
      <text:p text:style-name="P3"/>
      <text:h text:style-name="P99" text:outline-level="2">User Workflow</text:h>
      <text:p text:style-name="P2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93718680" text:style-name="L2">
        <text:list-item>
          <text:p text:style-name="P32">Check out git repo</text:p>
        </text:list-item>
        <text:list-item>
          <text:p text:style-name="P33"><text:span text:style-name="T37">Edit </text:span><text:span text:style-name="T38">config.sh</text:span></text:p>
        </text:list-item>
        <text:list-item>
          <text:p text:style-name="P34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5">Create symbolic links to fastq files inside data directory</text:p>
        </text:list-item>
      </text:list>
      <text:p text:style-name="P12"/>
      <text:p text:style-name="P12"/>
      <text:h text:style-name="P93" text:outline-level="1">Tools list</text:h>
      <text:p text:style-name="P19"/>
      <text:list xml:id="list471874837" text:style-name="L3">
        <text:list-item>
          <text:p text:style-name="P78">GATK</text:p>
        </text:list-item>
        <text:list-item>
          <text:p text:style-name="P78">Cutadapt</text:p>
        </text:list-item>
        <text:list-item>
          <text:p text:style-name="P79">Picard Tools</text:p>
        </text:list-item>
        <text:list-item>
          <text:p text:style-name="P79">Samtools</text:p>
        </text:list-item>
        <text:list-item>
          <text:p text:style-name="P79">Varscan</text:p>
        </text:list-item>
        <text:list-item>
          <text:p text:style-name="P79">Somatic Sniper</text:p>
        </text:list-item>
        <text:list-item>
          <text:p text:style-name="P79">Pindel</text:p>
        </text:list-item>
        <text:list-item>
          <text:p text:style-name="P79">Dindel</text:p>
        </text:list-item>
        <text:list-item>
          <text:p text:style-name="P79"/>
        </text:list-item>
      </text:list>
      <text:h text:style-name="P94" text:outline-level="1">Directory Structure</text:h>
      <text:p text:style-name="P18"/>
      <text:list xml:id="list1622808721" text:continue-numbering="true" text:style-name="L3">
        <text:list-item>
          <text:p text:style-name="P80">Ngs-analysis</text:p>
          <text:list>
            <text:list-item>
              <text:p text:style-name="P81"><text:span text:style-name="T13">docs: </text:span><text:span text:style-name="T15"><text:s/>documentation</text:span></text:p>
            </text:list-item>
            <text:list-item>
              <text:p text:style-name="P82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84">bash</text:p>
                </text:list-item>
                <text:list-item>
                  <text:p text:style-name="P84">python</text:p>
                </text:list-item>
              </text:list>
            </text:list-item>
            <text:list-item>
              <text:p text:style-name="P83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85">util: Utility tools for various non-specific tasks</text:p>
                </text:list-item>
                <text:list-item>
                  <text:p text:style-name="P86">seq</text:p>
                </text:list-item>
                <text:list-item>
                  <text:p text:style-name="P86">align</text:p>
                </text:list-item>
                <text:list-item>
                  <text:p text:style-name="P86">variant</text:p>
                </text:list-item>
                <text:list-item>
                  <text:p text:style-name="P86">annot</text:p>
                </text:list-item>
                <text:list-item>
                  <text:p text:style-name="P87">somatic</text:p>
                </text:list-item>
              </text:list>
            </text:list-item>
          </text:list>
        </text:list-item>
      </text:list>
      <text:list xml:id="list1243857018" text:style-name="L4">
        <text:list-item>
          <text:list>
            <text:list-item>
              <text:p text:style-name="P36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88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89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90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0"/>
      <text:p text:style-name="P21">* indicates directories generated by running configure.sh</text:p>
      <text:p text:style-name="P21"/>
      <text:p text:style-name="P21"/>
      <text:p text:style-name="P21"/>
      <text:h text:style-name="P97" text:outline-level="1">Python Library</text:h>
      <text:p text:style-name="P15"/>
      <text:list xml:id="list195618622" text:style-name="L5">
        <text:list-item>
          <text:p text:style-name="P66"><text:span text:style-name="T55">s</text:span><text:span text:style-name="T54">eq.</text:span><text:span text:style-name="T55">py</text:span></text:p>
        </text:list-item>
        <text:list-item>
          <text:p text:style-name="P67">filesys.py</text:p>
        </text:list-item>
      </text:list>
      <text:p text:style-name="P17"/>
      <text:p text:style-name="P17"/>
      <text:h text:style-name="P98" text:outline-level="1"><text:span text:style-name="T55">Required </text:span><text:span text:style-name="T54">Python </text:span><text:span text:style-name="T55">Modules</text:span></text:h>
      <text:p text:style-name="P16"/>
      <text:list xml:id="list328384924" text:continue-numbering="true" text:style-name="L5">
        <text:list-item>
          <text:p text:style-name="P68">argparse</text:p>
        </text:list-item>
        <text:list-item>
          <text:p text:style-name="P70">gzip</text:p>
        </text:list-item>
        <text:list-item>
          <text:p text:style-name="P71">os</text:p>
        </text:list-item>
        <text:list-item>
          <text:p text:style-name="P69">sys</text:p>
        </text:list-item>
        <text:list-item>
          <text:p text:style-name="P72">unittest</text:p>
        </text:list-item>
        <text:list-item>
          <text:p text:style-name="P70">zipfile</text:p>
        </text:list-item>
      </text:list>
      <text:p text:style-name="P17"/>
      <text:p text:style-name="P17"/>
      <text:h text:style-name="P95" text:outline-level="1">Development Steps</text:h>
      <text:list xml:id="list949175592" text:style-name="L6">
        <text:list-header>
          <text:p text:style-name="P37"/>
        </text:list-header>
        <text:list-item>
          <text:p text:style-name="P37">SGE Pipeline</text:p>
          <text:list>
            <text:list-item>
              <text:p text:style-name="P37">Pipeline to go from Fastq to vcf calls</text:p>
              <text:list>
                <text:list-item>
                  <text:p text:style-name="P38"><text:span text:style-name="T69">Generate makefile</text:span></text:p>
                </text:list-item>
                <text:list-item>
                  <text:p text:style-name="P40"><text:span text:style-name="T74">Script to generate symbolic links to all the sample fastq sequences, and to rename them </text:span><text:span text:style-name="T75">to format sample.R1.fastq.gz</text:span></text:p>
                </text:list-item>
                <text:list-item>
                  <text:p text:style-name="P39"><text:span text:style-name="T70">Use samplesheet to generate adapter sequence </text:span><text:span text:style-name="T71">input </text:span><text:span text:style-name="T72">for cutadapt.sh</text:span></text:p>
                </text:list-item>
              </text:list>
            </text:list-item>
            <text:list-item>
              <text:p text:style-name="P47">Unit tests for python library</text:p>
            </text:list-item>
            <text:list-item>
              <text:p text:style-name="P49"><text:span text:style-name="T67">Testing pipeline</text:span></text:p>
              <text:list>
                <text:list-item>
                  <text:p text:style-name="P50"><text:span text:style-name="T68">cutadapt</text:span></text:p>
                </text:list-item>
                <text:list-item>
                  <text:p text:style-name="P51"><text:span text:style-name="T76">sickle</text:span></text:p>
                  <text:list>
                    <text:list-item>
                      <text:p text:style-name="P52"><text:span text:style-name="T77">make sure sickle outputs gzipped fastq</text:span></text:p>
                    </text:list-item>
                  </text:list>
                </text:list-item>
                <text:list-item>
                  <text:p text:style-name="P51"><text:span text:style-name="T76"/></text:p>
                </text:list-item>
              </text:list>
            </text:list-item>
            <text:list-item>
              <text:p text:style-name="P48"><text:span text:style-name="T62">Fastq scores summary</text:span></text:p>
              <text:list>
                <text:list-item>
                  <text:p text:style-name="P48"><text:span text:style-name="T62">positional averages</text:span></text:p>
                </text:list-item>
                <text:list-item>
                  <text:p text:style-name="P48"><text:span text:style-name="T62">cumulative distribution of scores</text:span></text:p>
                </text:list-item>
              </text:list>
            </text:list-item>
            <text:list-item>
              <text:p text:style-name="P41">Documentation of each step in detail</text:p>
            </text:list-item>
            <text:list-item>
              <text:p text:style-name="P43">Documentation of python library</text:p>
              <text:list>
                <text:list-item>
                  <text:p text:style-name="P45">Class objects, functions</text:p>
                </text:list-item>
                <text:list-item>
                  <text:p text:style-name="P46"><text:span text:style-name="T62">XML format standards</text:span></text:p>
                </text:list-item>
              </text:list>
            </text:list-item>
          </text:list>
        </text:list-item>
        <text:list-item>
          <text:p text:style-name="P53">QC Reporting tools</text:p>
          <text:list>
            <text:list-item>
              <text:p text:style-name="P54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59">Statistics gathering and generating reports</text:p>
          <text:list>
            <text:list-item>
              <text:p text:style-name="P55"><text:span text:style-name="T4">runtime, memory, </text:span><text:span text:style-name="T10">run status</text:span></text:p>
            </text:list-item>
          </text:list>
        </text:list-item>
        <text:list-item>
          <text:p text:style-name="P60">Improvements to SGE Pipeline</text:p>
          <text:list>
            <text:list-item>
              <text:p text:style-name="P61">Benchmark various read counts</text:p>
            </text:list-item>
            <text:list-item>
              <text:p text:style-name="P56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62">Runtime optimization</text:p>
              <text:list>
                <text:list-item>
                  <text:p text:style-name="P63"><text:span text:style-name="T73">Merge fastq_scores.py with fastq_stats.py to save time on file io.</text:span></text:p>
                </text:list-item>
              </text:list>
            </text:list-item>
            <text:list-item>
              <text:p text:style-name="P64">Pipeline visualization (dot)</text:p>
            </text:list-item>
            <text:list-item>
              <text:p text:style-name="P57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58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96" text:outline-level="1">Notes</text:h>
      <text:h text:style-name="P100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">Check status</text:p>
      <text:p text:style-name="P22">git status</text:p>
      <text:p text:style-name="P5"/>
      <text:p text:style-name="P7">Add new file/directory</text:p>
      <text:p text:style-name="P22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65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3">git branch</text:p>
      <text:p text:style-name="P23"/>
      <text:p text:style-name="P23"/>
      <text:h text:style-name="P101" text:outline-level="2">Unittest</text:h>
      <text:list xml:id="list1483426823" text:style-name="L7">
        <text:list-item>
          <text:p text:style-name="P73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74">Go to ngs-analysis/lib/python/ngs.test directory</text:p>
        </text:list-item>
        <text:list-item>
          <text:p text:style-name="P74">Run each script as a command-line tool</text:p>
        </text:list-item>
        <text:list-item>
          <text:p text:style-name="P75">Batch?</text:p>
        </text:list-item>
      </text:list>
      <text:p text:style-name="P76"/>
      <text:p text:style-name="P77"><text:span text:style-name="T63"/></text:p>
      <text:h text:style-name="P102" text:outline-level="2">Creating Shell Scripts</text:h>
      <text:p text:style-name="P91"><text:span text:style-name="T66">Example shell script: </text:span><text:span text:style-name="T65">modules/util/example.sh</text:span></text:p>
      <text:p text:style-name="P91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18T16:33:03</dc:date>
    <dc:creator>Jin </dc:creator>
    <meta:editing-duration>PT414H07M32S</meta:editing-duration>
    <meta:editing-cycles>159</meta:editing-cycles>
    <meta:generator>OpenOffice.org/3.2$Unix OpenOffice.org_project/320m19$Build-9505</meta:generator>
    <meta:document-statistic meta:table-count="0" meta:image-count="0" meta:object-count="1" meta:page-count="7" meta:paragraph-count="116" meta:word-count="569" meta:character-count="33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